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7.131cm"/>
    </style:style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3.272cm"/>
    </style:style>
    <style:style style:name="co6" style:family="table-column">
      <style:table-column-properties fo:break-before="auto" style:column-width="4.727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2.574cm"/>
    </style:style>
    <style:style style:name="co10" style:family="table-column">
      <style:table-column-properties fo:break-before="auto" style:column-width="2.265cm"/>
    </style:style>
    <style:style style:name="co11" style:family="table-column">
      <style:table-column-properties fo:break-before="auto" style:column-width="2.685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3.216cm"/>
    </style:style>
    <style:style style:name="co14" style:family="table-column">
      <style:table-column-properties fo:break-before="auto" style:column-width="2.154cm"/>
    </style:style>
    <style:style style:name="co15" style:family="table-column">
      <style:table-column-properties fo:break-before="auto" style:column-width="4.56cm"/>
    </style:style>
    <style:style style:name="co16" style:family="table-column">
      <style:table-column-properties fo:break-before="auto" style:column-width="3.357cm"/>
    </style:style>
    <style:style style:name="co17" style:family="table-column">
      <style:table-column-properties fo:break-before="auto" style:column-width="3.748cm"/>
    </style:style>
    <style:style style:name="co18" style:family="table-column">
      <style:table-column-properties fo:break-before="auto" style:column-width="3.999cm"/>
    </style:style>
    <style:style style:name="co19" style:family="table-column">
      <style:table-column-properties fo:break-before="auto" style:column-width="1.69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4">
      <style:table-cell-properties style:rotation-align="non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16360" table:default-cell-style-name="Default"/>
        <table:table-row table:style-name="ro1">
          <table:table-cell table:style-name="ce1" office:value-type="string" calcext:value-type="string">
            <text:p>Bokföringsdag</text:p>
          </table:table-cell>
          <table:table-cell table:style-name="ce1" office:value-type="string" calcext:value-type="string">
            <text:p>Referens</text:p>
          </table:table-cell>
          <table:table-cell table:style-name="ce1" office:value-type="string" calcext:value-type="string">
            <text:p>Beskrivning</text:p>
          </table:table-cell>
          <table:table-cell table:style-name="ce3" office:value-type="string" calcext:value-type="string">
            <text:p>Belopp</text:p>
          </table:table-cell>
          <table:table-cell table:style-name="ce5"/>
          <table:table-cell table:style-name="ce6"/>
          <table:table-cell table:style-name="ce8" table:number-columns-repeated="16374"/>
        </table:table-row>
        <table:table-row table:style-name="ro1">
          <table:table-cell table:style-name="ce2" office:value-type="string" calcext:value-type="string">
            <text:p>2025-01-31</text:p>
          </table:table-cell>
          <table:table-cell table:number-columns-repeated="2" table:style-name="ce2" office:value-type="string" calcext:value-type="string">
            <text:p>IF</text:p>
          </table:table-cell>
          <table:table-cell table:style-name="ce4" office:value-type="float" office:value="-498" calcext:value-type="float">
            <text:p>-498,00</text:p>
          </table:table-cell>
          <table:table-cell table:number-columns-repeated="2"/>
          <table:table-cell table:style-name="ce9" table:number-columns-repeated="2"/>
          <table:table-cell table:number-columns-repeated="16372"/>
        </table:table-row>
        <table:table-row table:style-name="ro1">
          <table:table-cell table:style-name="ce2" office:value-type="string" calcext:value-type="string">
            <text:p>2025-01-31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55" calcext:value-type="float">
            <text:p>-5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1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99" calcext:value-type="float">
            <text:p>-9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1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1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55" calcext:value-type="float">
            <text:p>-5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1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1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55" calcext:value-type="float">
            <text:p>-5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1</text:p>
          </table:table-cell>
          <table:table-cell table:number-columns-repeated="2" table:style-name="ce2" office:value-type="string" calcext:value-type="string">
            <text:p>DIRTY TACO SOCKH</text:p>
          </table:table-cell>
          <table:table-cell table:style-name="ce4" office:value-type="float" office:value="-139" calcext:value-type="float">
            <text:p>-13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1</text:p>
          </table:table-cell>
          <table:table-cell table:number-columns-repeated="2" table:style-name="ce2" office:value-type="string" calcext:value-type="string">
            <text:p>Kreditkort Maste</text:p>
          </table:table-cell>
          <table:table-cell table:style-name="ce4" office:value-type="float" office:value="-26895" calcext:value-type="float">
            <text:p>-26 89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1</text:p>
          </table:table-cell>
          <table:table-cell table:number-columns-repeated="2" table:style-name="ce2" office:value-type="string" calcext:value-type="string">
            <text:p>Unionen</text:p>
          </table:table-cell>
          <table:table-cell table:style-name="ce4" office:value-type="float" office:value="-295" calcext:value-type="float">
            <text:p>-29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1</text:p>
          </table:table-cell>
          <table:table-cell table:number-columns-repeated="2" table:style-name="ce2" office:value-type="string" calcext:value-type="string">
            <text:p>Bliwa</text:p>
          </table:table-cell>
          <table:table-cell table:style-name="ce4" office:value-type="float" office:value="-160" calcext:value-type="float">
            <text:p>-160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0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55" calcext:value-type="float">
            <text:p>-5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0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29" calcext:value-type="float">
            <text:p>-2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0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0</text:p>
          </table:table-cell>
          <table:table-cell table:number-columns-repeated="2" table:style-name="ce2" office:value-type="string" calcext:value-type="string">
            <text:p>RESTAURANG RAZMO</text:p>
          </table:table-cell>
          <table:table-cell table:style-name="ce4" office:value-type="float" office:value="-135" calcext:value-type="float">
            <text:p>-13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0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30</text:p>
          </table:table-cell>
          <table:table-cell table:number-columns-repeated="2" table:style-name="ce2" office:value-type="string" calcext:value-type="string">
            <text:p>ELLEVIO AB</text:p>
          </table:table-cell>
          <table:table-cell table:style-name="ce4" office:value-type="float" office:value="-2421" calcext:value-type="float">
            <text:p>-2 42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279" calcext:value-type="float">
            <text:p>-27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139" calcext:value-type="float">
            <text:p>-13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29" calcext:value-type="float">
            <text:p>-62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9</text:p>
          </table:table-cell>
          <table:table-cell table:number-columns-repeated="2" table:style-name="ce2" office:value-type="string" calcext:value-type="string">
            <text:p>ICA SUPERMARKET</text:p>
          </table:table-cell>
          <table:table-cell table:style-name="ce4" office:value-type="float" office:value="-302.55" calcext:value-type="float">
            <text:p>-302,55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Nordea Bank</text:p>
          </table:table-cell>
          <table:table-cell table:style-name="ce4" office:value-type="float" office:value="-3395" calcext:value-type="float">
            <text:p>-3 39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FINANS A:KAS</text:p>
          </table:table-cell>
          <table:table-cell table:style-name="ce4" office:value-type="float" office:value="-140" calcext:value-type="float">
            <text:p>-140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STORA COOP</text:p>
          </table:table-cell>
          <table:table-cell table:style-name="ce4" office:value-type="float" office:value="-1171" calcext:value-type="float">
            <text:p>-1 17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29" calcext:value-type="float">
            <text:p>-2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29" calcext:value-type="float">
            <text:p>-2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29" calcext:value-type="float">
            <text:p>-2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99" calcext:value-type="float">
            <text:p>-9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Överföring lån</text:p>
          </table:table-cell>
          <table:table-cell table:style-name="ce4" office:value-type="float" office:value="-8379" calcext:value-type="float">
            <text:p>-8 37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Överföring lån</text:p>
          </table:table-cell>
          <table:table-cell table:style-name="ce4" office:value-type="float" office:value="-8285" calcext:value-type="float">
            <text:p>-8 2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PRIS NYCKELKUND</text:p>
          </table:table-cell>
          <table:table-cell table:style-name="ce4" office:value-type="float" office:value="-39" calcext:value-type="float">
            <text:p>-3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ZIKLO BANK AB/KO</text:p>
          </table:table-cell>
          <table:table-cell table:style-name="ce4" office:value-type="float" office:value="-348" calcext:value-type="float">
            <text:p>-348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8</text:p>
          </table:table-cell>
          <table:table-cell table:number-columns-repeated="2" table:style-name="ce2" office:value-type="string" calcext:value-type="string">
            <text:p>E.ON</text:p>
          </table:table-cell>
          <table:table-cell table:style-name="ce4" office:value-type="float" office:value="-2063" calcext:value-type="float">
            <text:p>-2 063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99" calcext:value-type="float">
            <text:p>-9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99" calcext:value-type="float">
            <text:p>-9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ICA SODERTÖRN</text:p>
          </table:table-cell>
          <table:table-cell table:style-name="ce4" office:value-type="float" office:value="-255.18" calcext:value-type="float">
            <text:p>-255,18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139" calcext:value-type="float">
            <text:p>-13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TRE (HI3G ACCESS</text:p>
          </table:table-cell>
          <table:table-cell table:style-name="ce4" office:value-type="float" office:value="-1296" calcext:value-type="float">
            <text:p>-1 296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Disney Plus</text:p>
          </table:table-cell>
          <table:table-cell table:style-name="ce4" office:value-type="float" office:value="-139" calcext:value-type="float">
            <text:p>-13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GODISBUTIKEN I</text:p>
          </table:table-cell>
          <table:table-cell table:style-name="ce4" office:value-type="float" office:value="-30" calcext:value-type="float">
            <text:p>-30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99" calcext:value-type="float">
            <text:p>-9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99" calcext:value-type="float">
            <text:p>-9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Gateau Centralen</text:p>
          </table:table-cell>
          <table:table-cell table:style-name="ce4" office:value-type="float" office:value="-137" calcext:value-type="float">
            <text:p>-137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Gateau Centralen</text:p>
          </table:table-cell>
          <table:table-cell table:style-name="ce4" office:value-type="float" office:value="-129" calcext:value-type="float">
            <text:p>-12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99" calcext:value-type="float">
            <text:p>-9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55" calcext:value-type="float">
            <text:p>-5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69" calcext:value-type="float">
            <text:p>-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7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99" calcext:value-type="float">
            <text:p>-9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4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29" calcext:value-type="float">
            <text:p>-2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4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99" calcext:value-type="float">
            <text:p>-9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4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99" calcext:value-type="float">
            <text:p>-9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4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4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55" calcext:value-type="float">
            <text:p>-5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4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55" calcext:value-type="float">
            <text:p>-5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4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55" calcext:value-type="float">
            <text:p>-5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4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41" calcext:value-type="float">
            <text:p>-41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4</text:p>
          </table:table-cell>
          <table:table-cell table:style-name="ce2" office:value-type="string" calcext:value-type="string">
            <text:p>Anders Winberg</text:p>
          </table:table-cell>
          <table:table-cell table:style-name="ce2" office:value-type="string" calcext:value-type="string">
            <text:p>Swish Anders Winberg</text:p>
          </table:table-cell>
          <table:table-cell table:style-name="ce4" office:value-type="float" office:value="-769" calcext:value-type="float">
            <text:p>-76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3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3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29" calcext:value-type="float">
            <text:p>-29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23</text:p>
          </table:table-cell>
          <table:table-cell table:number-columns-repeated="2" table:style-name="ce2" office:value-type="string" calcext:value-type="string">
            <text:p>APPLE.COM/BILL</text:p>
          </table:table-cell>
          <table:table-cell table:style-name="ce4" office:value-type="float" office:value="-85" calcext:value-type="float">
            <text:p>-85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17</text:p>
          </table:table-cell>
          <table:table-cell table:number-columns-repeated="2" table:style-name="ce2" office:value-type="string" calcext:value-type="string">
            <text:p>81 AN SPEL OCH T</text:p>
          </table:table-cell>
          <table:table-cell table:style-name="ce4" office:value-type="float" office:value="-840" calcext:value-type="float">
            <text:p>-840,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17</text:p>
          </table:table-cell>
          <table:table-cell table:number-columns-repeated="2" table:style-name="ce2" office:value-type="string" calcext:value-type="string">
            <text:p>COOP DAGSLIVS</text:p>
          </table:table-cell>
          <table:table-cell table:style-name="ce4" office:value-type="float" office:value="-441.56" calcext:value-type="float">
            <text:p>-441,56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07</text:p>
          </table:table-cell>
          <table:table-cell table:number-columns-repeated="2" table:style-name="ce2" office:value-type="string" calcext:value-type="string">
            <text:p>Apoteket Duvan</text:p>
          </table:table-cell>
          <table:table-cell table:style-name="ce4" office:value-type="float" office:value="-521.5" calcext:value-type="float">
            <text:p>-521,5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2025-01-07</text:p>
          </table:table-cell>
          <table:table-cell table:number-columns-repeated="2" table:style-name="ce2" office:value-type="string" calcext:value-type="string">
            <text:p>OPENAI *CHATGPT</text:p>
          </table:table-cell>
          <table:table-cell table:style-name="ce4" office:value-type="float" office:value="-284.15" calcext:value-type="float">
            <text:p>-284,15</text:p>
          </table:table-cell>
          <table:table-cell table:number-columns-repeated="16376"/>
        </table:table-row>
        <table:table-row table:style-name="ro2" table:number-rows-repeated="1045148">
          <table:table-cell table:number-columns-repeated="16380"/>
        </table:table-row>
        <table:table-row table:style-name="ro3" table:number-rows-repeated="3327">
          <table:table-cell table:number-columns-repeated="16380"/>
        </table:table-row>
        <table:table-row table:style-name="ro3">
          <table:table-cell table:number-columns-repeated="16380"/>
        </table:table-row>
      </table:table>
      <table:named-expressions>
        <table:named-range table:name="Headers" table:base-cell-address="$Blad1.$A$1" table:cell-range-address="$Blad1.$A$1:.$H$1"/>
        <table:named-expression table:name="Summary" table:base-cell-address="$Blad1.$A$1" table:expression="#REF!"/>
        <table:named-expression table:name="Title" table:base-cell-address="$Blad1.$A$1" table:expression="#REF!"/>
        <table:named-range table:name="Transactions" table:base-cell-address="$Blad1.$A$1" table:cell-range-address="$Blad1.$A$2:.$H$2"/>
      </table:named-expressions>
      <table:database-ranges>
        <table:database-range table:name="__Anonymous_Sheet_DB__0" table:target-range-address="Blad1.A1:Blad1.D9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r</number:text>
    </number:number-style>
    <number:number-style style:name="N115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r</number:text>
    </number:number-style>
    <number:number-style style:name="N118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r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k1_r3"> 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k1_r3">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k1_r3">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k1_r3">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k1_r3"> 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k1_r3">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k1_r3">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k1_r3"> 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r3_-4">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r3_-4">     </number:text>
    </number:number-style>
    <number:number-style style:name="N134P2" style:volatile="true">
      <number:text loext:blank-width-char="-"> </number:text>
      <number:fill-character> </number:fill-character>
      <number:text loext:blank-width-char="k2_r4_-5">- 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r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r </number:text>
    </number:number-style>
    <number:number-style style:name="N138P2" style:volatile="true">
      <number:text loext:blank-width-char="-"> </number:text>
      <number:fill-character> </number:fill-character>
      <number:text loext:blank-width-char="-4">- kr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r3_-4">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r3_-4"> 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r3_-4"> 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r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r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r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0" number:min-decimal-places="0" number:min-integer-digits="1" number:grouping="true"/>
      <number:text> kr</number:text>
    </number:number-style>
    <number:number-style style:name="N151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kr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kr</number:text>
    </number:number-style>
    <number:number-style style:name="N15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kr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 loext:blank-width-char="k1_r3">    </number:text>
    </number:number-style>
    <number:number-style style:name="N155">
      <number:text>-</number:text>
      <number:number number:decimal-places="0" number:min-decimal-places="0" number:min-integer-digits="1" number:grouping="true"/>
      <number:text loext:blank-width-char="k1_r3"> 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 loext:blank-width-char="k1_r3"> 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 loext:blank-width-char="k1_r3"> 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 loext:blank-width-char="k1_r3">    </number:text>
    </number:number-style>
    <number:number-style style:name="N157">
      <number:text>-</number:text>
      <number:number number:decimal-places="2" number:min-decimal-places="2" number:min-integer-digits="1" number:grouping="true"/>
      <number:text loext:blank-width-char="k1_r3"> 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 loext:blank-width-char="k1_r3"> 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 loext:blank-width-char="k1_r3">    </number:text>
      <style:map style:condition="value()&gt;=0" style:apply-style-name="N158P0"/>
    </number:number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r3_-4"> 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r3_-4">     </number:text>
    </number:number-style>
    <number:number-style style:name="N159P2" style:volatile="true">
      <number:text loext:blank-width-char="-"> </number:text>
      <number:fill-character> </number:fill-character>
      <number:text loext:blank-width-char="k2_r4_-5">-    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r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r </number:text>
    </number:number-style>
    <number:number-style style:name="N160P2" style:volatile="true">
      <number:text loext:blank-width-char="-"> </number:text>
      <number:fill-character> </number:fill-character>
      <number:text loext:blank-width-char="-4">- kr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r3_-4"> 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r3_-4">    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r3_-4">    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r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r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r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00-00-00</text:date>, <text:time style:data-style-name="N2" text:time-value="14:35:39.3559662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1:18:39</meta:creation-date>
    <meta:initial-creator>P950RED</meta:initial-creator>
    <meta:generator>LibreOffice/24.2.7.2$Linux_X86_64 LibreOffice_project/420$Build-2</meta:generator>
    <dc:date>2025-10-12T14:41:27.236106739</dc:date>
    <dc:creator>Per Nyfelt</dc:creator>
    <meta:editing-duration>PT1H55M5S</meta:editing-duration>
    <meta:editing-cycles>5</meta:editing-cycles>
    <meta:document-statistic meta:table-count="1" meta:cell-count="400" meta:object-count="0"/>
    <meta:user-defined meta:name="AppVersion">14.0300</meta:user-defined>
    <meta:user-defined meta:name="Company">Swedbank AB (publ)</meta:user-defined>
  </office:meta>
</office:document-meta>
</file>